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onHttpMessageConverter.Gson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.getG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.setGson( Gson g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sonHttpMessageConverter.writeInternal( Object object , @ Nullable Type type , 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sonHttpMessageConverter.readInternal( Type resolvedType ,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HttpMessageConverter.GsonHttpMessageConverter( Gson g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